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NewRomanPSMT" svg:font-family="TimesNewRomanPSMT" style:font-family-generic="roma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1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50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552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512cm" fo:break-before="auto" style:use-optimal-row-height="true"/>
    </style:style>
    <style:style style:name="ro7" style:family="table-row">
      <style:table-row-properties style:row-height="1.446cm" fo:break-before="auto" style:use-optimal-row-height="true"/>
    </style:style>
    <style:style style:name="ro8" style:family="table-row">
      <style:table-row-properties style:row-height="0.894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ce2" style:family="table-cell" style:parent-style-name="Default">
      <style:text-properties style:use-window-font-color="true" style:text-outline="false" style:text-line-through-style="none" style:font-name="TimesNewRomanPSMT" fo:font-size="12pt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-asian="TimesNewRomanPSMT" style:font-size-asian="12pt" style:font-name-complex="TimesNewRomanPSMT" style:font-size-complex="12pt"/>
    </style:style>
    <style:style style:name="T2" style:family="text">
      <style:text-properties style:font-name="TimesNewRomanPSMT" fo:font-size="12pt" style:font-name-asian="TimesNewRomanPSMT" style:font-size-asian="12pt" style:font-name-complex="TimesNewRomanPSMT" style:font-size-complex="12pt"/>
    </style:style>
  </office:automatic-styles>
  <office:body>
    <office:spreadsheet>
      <table:table table:name="Crear Juego Individual - Escenario Típico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CP-01</text:p>
          </table:table-cell>
          <table:table-cell office:value-type="string">
            <text:p>Seleccionar un amigo de email</text:p>
          </table:table-cell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A veces el jugador no puede jugar</text:p>
          </table:table-cell>
        </table:table-row>
        <table:table-row table:style-name="ro1">
          <table:table-cell office:value-type="string">
            <text:p>Resultados obtenidos</text:p>
          </table:table-cell>
          <table:table-cell office:value-type="string">
            <text:p>Se crea correctamente el juego</text:p>
          </table:table-cell>
        </table:table-row>
        <table:table-row table:style-name="ro2">
          <table:table-cell office:value-type="string">
            <text:p>Resultados esperados</text:p>
          </table:table-cell>
          <table:table-cell table:style-name="ce1" office:value-type="string">
            <text:p><text:span text:style-name="T1">Se crea un nuevo juego:</text:span></text:p>
            <text:p><text:span text:style-name="T1">1. En este juego está participando el jugador y el amigo seleccionado</text:span></text:p>
            <text:p><text:span text:style-name="T1">2. El juego tiene las dimensiones específicadas por el jugador</text:span></text:p>
          </table:table-cell>
        </table:table-row>
        <table:table-row table:style-name="ro3">
          <table:table-cell office:value-type="string">
            <text:p>Ent-1</text:p>
          </table:table-cell>
          <table:table-cell table:style-name="ce2" office:value-type="string">
            <text:p>1. El Jugador selecciona “Agregar uugadorsjuario”</text:p>
          </table:table-cell>
        </table:table-row>
        <table:table-row table:style-name="ro3">
          <table:table-cell office:value-type="string">
            <text:p>Ent-2</text:p>
          </table:table-cell>
          <table:table-cell table:style-name="ce2" office:value-type="string">
            <text:p>2. El Jugador inserta el email de alguno de los amigos de la lista</text:p>
          </table:table-cell>
        </table:table-row>
        <table:table-row table:style-name="ro3">
          <table:table-cell office:value-type="string">
            <text:p>Ent-3</text:p>
          </table:table-cell>
          <table:table-cell table:style-name="ce2" office:value-type="string">
            <text:p>3. El Jugador Añade al amigo</text:p>
          </table:table-cell>
        </table:table-row>
        <table:table-row table:style-name="ro3">
          <table:table-cell office:value-type="string">
            <text:p>Ent-4</text:p>
          </table:table-cell>
          <table:table-cell table:style-name="ce2" office:value-type="string">
            <text:p>4. El Jugador escribe el ancho y alto del tablero (por ejemplo 6, 6).</text:p>
          </table:table-cell>
        </table:table-row>
        <table:table-row table:style-name="ro3">
          <table:table-cell office:value-type="string">
            <text:p>Ent-5</text:p>
          </table:table-cell>
          <table:table-cell table:style-name="ce2" office:value-type="string">
            <text:p>5. El Jugador da click en Iniciar Juego.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CP-02</text:p>
          </table:table-cell>
          <table:table-cell office:value-type="string">
            <text:p>Jugar contra la IA</text:p>
          </table:table-cell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Si la IA va primero a veces no se inicia el juego. Si el jugador va primero a veces no se le permite jugar</text:p>
          </table:table-cell>
        </table:table-row>
        <table:table-row table:style-name="ro1">
          <table:table-cell office:value-type="string">
            <text:p>Resultados obtenidos</text:p>
          </table:table-cell>
          <table:table-cell office:value-type="string">
            <text:p>Se crea un nuevo juego.</text:p>
          </table:table-cell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Se inicia un nuevo juego contra el ordenador en el nivel seleccionado y del tamaño especificado</text:p>
          </table:table-cell>
        </table:table-row>
        <table:table-row table:style-name="ro1">
          <table:table-cell office:value-type="string">
            <text:p>Ent-1</text:p>
          </table:table-cell>
          <table:table-cell office:value-type="string">
            <text:p>Se selecciona inserta un jugador “máquina”. Se selecciona el nivel</text:p>
          </table:table-cell>
        </table:table-row>
        <table:table-row table:style-name="ro1">
          <table:table-cell office:value-type="string">
            <text:p>Ent-2</text:p>
          </table:table-cell>
          <table:table-cell office:value-type="string">
            <text:p>Se escribe el ancho y alto del tablero</text:p>
          </table:table-cell>
        </table:table-row>
        <table:table-row table:style-name="ro1">
          <table:table-cell office:value-type="string">
            <text:p>Ent-3</text:p>
          </table:table-cell>
          <table:table-cell office:value-type="string">
            <text:p>El Jugador da click en "Iniciar Juego"</text:p>
          </table:table-cell>
        </table:table-row>
        <table:table-row table:style-name="ro1">
          <table:table-cell table:number-columns-repeated="2"/>
        </table:table-row>
        <table:table-row table:style-name="ro4">
          <table:table-cell office:value-type="string">
            <text:p>CP-03</text:p>
          </table:table-cell>
          <table:table-cell office:value-type="string">
            <text:p>Contra otro oponente</text:p>
          </table:table-cell>
        </table:table-row>
        <table:table-row table:style-name="ro4">
          <table:table-cell office:value-type="string">
            <text:p>Defectos encontrados</text:p>
          </table:table-cell>
          <table:table-cell office:value-type="string">
            <text:p>Se implementó diferente. No aplica</text:p>
          </table:table-cell>
        </table:table-row>
        <table:table-row table:style-name="ro4">
          <table:table-cell office:value-type="string">
            <text:p>Resultados obtenidos</text:p>
          </table:table-cell>
          <table:table-cell/>
        </table:table-row>
        <table:table-row table:style-name="ro5">
          <table:table-cell office:value-type="string">
            <text:p>Resultados esperados</text:p>
          </table:table-cell>
          <table:table-cell office:value-type="string">
            <text:p>Se debe crear un juego nuevo con las dimensiones dadas por el Jugador. </text:p>
            <text:p>El oponente puede ser un amigo, un desconocido o la IA.</text:p>
          </table:table-cell>
        </table:table-row>
        <table:table-row table:style-name="ro6">
          <table:table-cell office:value-type="string">
            <text:p>Ent-1</text:p>
          </table:table-cell>
          <table:table-cell table:style-name="ce2" office:value-type="string">
            <text:p>1. El Jugador selecciona “Seleccionar cualquier oponente”</text:p>
          </table:table-cell>
        </table:table-row>
        <table:table-row table:style-name="ro6">
          <table:table-cell office:value-type="string">
            <text:p>Ent-2</text:p>
          </table:table-cell>
          <table:table-cell table:style-name="ce2" office:value-type="string">
            <text:p>2. El Jugador escribe el ancho y alto del tablero</text:p>
          </table:table-cell>
        </table:table-row>
        <table:table-row table:style-name="ro6">
          <table:table-cell office:value-type="string">
            <text:p>Ent-3</text:p>
          </table:table-cell>
          <table:table-cell table:style-name="ce2" office:value-type="string">
            <text:p>3. El Jugador da click en Iniciar Juego</text:p>
          </table:table-cell>
        </table:table-row>
        <table:table-row table:style-name="ro4">
          <table:table-cell table:number-columns-repeated="2"/>
        </table:table-row>
        <table:table-row table:style-name="ro4">
          <table:table-cell office:value-type="string">
            <text:p>CP-04</text:p>
          </table:table-cell>
          <table:table-cell office:value-type="string">
            <text:p>Seleccionar amigo de Facebook (en equipos)</text:p>
          </table:table-cell>
        </table:table-row>
        <table:table-row table:style-name="ro4">
          <table:table-cell office:value-type="string">
            <text:p>Defectos encontrados</text:p>
          </table:table-cell>
          <table:table-cell office:value-type="string">
            <text:p>No se implementó el crear juegos por equipos</text:p>
          </table:table-cell>
        </table:table-row>
        <table:table-row table:style-name="ro4">
          <table:table-cell office:value-type="string">
            <text:p>Resultados obtenidos</text:p>
          </table:table-cell>
          <table:table-cell/>
        </table:table-row>
        <table:table-row table:style-name="ro7">
          <table:table-cell office:value-type="string">
            <text:p>Resultados esperados</text:p>
          </table:table-cell>
          <table:table-cell office:value-type="string">
            <text:p>Se crea un nuevo juego:</text:p>
            <text:p>1) <text:span text:style-name="T2">En este juego está participando el jugador y cualquier otro jugador (incluyendo la IA) seleccionado por el sistema.</text:span></text:p>
            <text:p><text:span text:style-name="T2">2) El juego tiene las dimensiones específicadas por el jugador</text:span></text:p>
          </table:table-cell>
        </table:table-row>
        <table:table-row table:style-name="ro4">
          <table:table-cell office:value-type="string">
            <text:p>Ent-1</text:p>
          </table:table-cell>
          <table:table-cell office:value-type="string">
            <text:p>1. El Jugador selecciona “Seleccionar cualquier oponente”</text:p>
          </table:table-cell>
        </table:table-row>
        <table:table-row table:style-name="ro4">
          <table:table-cell office:value-type="string">
            <text:p>Ent-2</text:p>
          </table:table-cell>
          <table:table-cell office:value-type="string">
            <text:p>2. El Jugador escribe el ancho y alto del tablero (por ejemplo 6, 6).</text:p>
          </table:table-cell>
        </table:table-row>
        <table:table-row table:style-name="ro4">
          <table:table-cell office:value-type="string">
            <text:p>Ent-3</text:p>
          </table:table-cell>
          <table:table-cell office:value-type="string">
            <text:p>3. El Jugador da click en Iniciar Juego.</text:p>
          </table:table-cell>
        </table:table-row>
        <table:table-row table:style-name="ro4" table:number-rows-repeated="1048541">
          <table:table-cell table:number-columns-repeated="2"/>
        </table:table-row>
        <table:table-row table:style-name="ro4">
          <table:table-cell table:number-columns-repeated="2"/>
        </table:table-row>
      </table:table>
      <table:table table:name="Crear Juego Individual - Escenario Excepcional" table:style-name="ta1" table:print="false"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>
            <text:p>CP-01</text:p>
          </table:table-cell>
          <table:table-cell office:value-type="string">
            <text:p>No se pudo crear el juego por error en la base de datos</text:p>
          </table:table-cell>
        </table:table-row>
        <table:table-row table:style-name="ro1">
          <table:table-cell office:value-type="string">
            <text:p>Defectos encontrados</text:p>
          </table:table-cell>
          <table:table-cell/>
        </table:table-row>
        <table:table-row table:style-name="ro1">
          <table:table-cell office:value-type="string">
            <text:p>Resultados obtenidos</text:p>
          </table:table-cell>
          <table:table-cell office:value-type="string">
            <text:p>Se le indica al usuario que hubo un error al crear su juego</text:p>
          </table:table-cell>
        </table:table-row>
        <table:table-row table:style-name="ro8">
          <table:table-cell office:value-type="string">
            <text:p>Resultados esperados</text:p>
          </table:table-cell>
          <table:table-cell office:value-type="string">
            <text:p>No se podrían mostrar los amigos conectados</text:p>
            <text:p>La opción de jugar contra un amigo podría no estar disponible</text:p>
          </table:table-cell>
        </table:table-row>
        <table:table-row table:style-name="ro1">
          <table:table-cell office:value-type="string">
            <text:p>Ent-1</text:p>
          </table:table-cell>
          <table:table-cell office:value-type="string">
            <text:p>Se intenta crear un juego nuevo</text:p>
          </table:table-cell>
        </table:table-row>
        <table:table-row table:style-name="ro1">
          <table:table-cell office:value-type="string">
            <text:p>Ent-2</text:p>
          </table:table-cell>
          <table:table-cell office:value-type="string">
            <text:p>Se selecciona un oponen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NewRomanPSMT" svg:font-family="TimesNewRomanPSMT" style:font-family-generic="roma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4">00/00/0000</text:date>, <text:time style:data-style-name="N2" text:time-value="0000-00-00T23:34: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1T14:17:12.44</meta:creation-date>
    <meta:editing-duration>PT3M5S</meta:editing-duration>
    <meta:editing-cycles>7</meta:editing-cycles>
    <meta:generator>LibreOffice/4.0.2.2$Linux_X86_64 LibreOffice_project/400m0$Build-2</meta:generator>
    <dc:date>2013-07-14T23:44:08</dc:date>
    <dc:creator>Esteban Betancourt</dc:creator>
    <meta:document-statistic meta:table-count="2" meta:cell-count="69" meta:object-count="0"/>
    <meta:user-defined meta:name="Info 1"/>
    <meta:user-defined meta:name="Info 2"/>
    <meta:user-defined meta:name="Info 3"/>
    <meta:user-defined meta:name="Info 4"/>
  </office:meta>
</office:document-meta>
</file>